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s/></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s/></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s/></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s/></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875443512"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720246068"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H55M10S</meta:editing-duration>
    <meta:editing-cycles>707</meta:editing-cycles>
    <meta:generator>LibreOffice/6.1.4.2$Linux_X86_64 LibreOffice_project/9d0f32d1f0b509096fd65e0d4bec26ddd1938fd3</meta:generator>
    <dc:date>2019-03-27T00:04:49.180660007</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fixFrequentMistakes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No tabs	
    AskAndReplace("^\t","")
    'No multiple spaces
    AskAndReplace("[:space:]+"," ")
	'No paragraphs with one space
    AskAndReplace("^[:space:]+","")
    'No empty paragraphs
    AskAndReplace("^$","")

End Sub

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oStyles =  ThisComponent.StyleFamilies.getByName("PageStyles")
	For i = 0  to oStyles.Count - 1
		curStyle = oStyles.getByIndex(i)
		curStyle.Width = CLng(width + "00")
		curStyle.Height = CLng(height + "00")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